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2cm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8.889cm" svg:height="4.444cm" svg:x="4.6cm" svg:y="4.3cm">
          <text:p text:style-name="P1"><text:span text:style-name="T1">HTML5/JavaScrip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889cm" svg:height="4.444cm" svg:x="4.6cm" svg:y="9.856cm">
          <text:p text:style-name="P1"><text:span text:style-name="T1">MobileLua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cm" svg:y1="8cm" svg:x2="8cm" svg:y2="11cm">
          <text:p/>
        </draw:line>
        <draw:line draw:style-name="gr3" draw:text-style-name="P2" draw:layer="layout" svg:x1="20cm" svg:y1="10.6cm" svg:x2="20cm" svg:y2="7.6cm">
          <text:p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2M46S</meta:editing-duration>
    <meta:editing-cycles>4</meta:editing-cycles>
    <meta:generator>LibreOffice/3.4$Win32 LibreOffice_project/340m1$Build-203</meta:generator>
    <dc:date>2011-11-16T14:56:27.19</dc:date>
    <dc:creator>miki </dc:creator>
    <meta:document-statistic meta:object-count="27"/>
  </office:meta>
</office:document-meta>
</file>